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6f0a39" officeooo:paragraph-rsid="006f0a39"/>
    </style:style>
    <style:style style:name="P2" style:family="paragraph" style:parent-style-name="_5f_heading1">
      <style:text-properties officeooo:rsid="0068b58c" officeooo:paragraph-rsid="0068b58c"/>
    </style:style>
    <style:style style:name="P3" style:family="paragraph" style:parent-style-name="_5f_heading2">
      <style:paragraph-properties fo:break-before="page"/>
    </style:style>
    <style:style style:name="P4" style:family="paragraph" style:parent-style-name="_5f_bodyIndent1">
      <style:text-properties officeooo:rsid="006f0a39" officeooo:paragraph-rsid="006f0a39"/>
    </style:style>
    <style:style style:name="P5" style:family="paragraph" style:parent-style-name="_5f_bodyIndent1">
      <style:text-properties officeooo:rsid="006fe713" officeooo:paragraph-rsid="006fe713"/>
    </style:style>
    <style:style style:name="P6" style:family="paragraph" style:parent-style-name="_5f_bodyIndent1">
      <style:text-properties officeooo:rsid="007256b4" officeooo:paragraph-rsid="007256b4"/>
    </style:style>
    <style:style style:name="P7" style:family="paragraph" style:parent-style-name="_5f_bodyIndent1">
      <style:text-properties officeooo:rsid="0073aaab" officeooo:paragraph-rsid="0073aaab"/>
    </style:style>
    <style:style style:name="P8" style:family="paragraph" style:parent-style-name="_5f_bodyIndent1">
      <style:text-properties officeooo:rsid="0074dfd6" officeooo:paragraph-rsid="0074dfd6"/>
    </style:style>
    <style:style style:name="P9" style:family="paragraph" style:parent-style-name="_5f_bodyIndent1">
      <style:text-properties officeooo:rsid="0074e204" officeooo:paragraph-rsid="0074e204"/>
    </style:style>
    <style:style style:name="P10" style:family="paragraph" style:parent-style-name="_5f_bodyIndent1">
      <style:text-properties officeooo:rsid="0076dd35" officeooo:paragraph-rsid="0076dd35"/>
    </style:style>
    <style:style style:name="P11" style:family="paragraph" style:parent-style-name="_5f_bodyIndent1">
      <style:text-properties officeooo:rsid="00787b97" officeooo:paragraph-rsid="00787b97"/>
    </style:style>
    <style:style style:name="P12" style:family="paragraph" style:parent-style-name="_5f_bodyIndent1">
      <style:text-properties officeooo:rsid="007914fe" officeooo:paragraph-rsid="007914fe"/>
    </style:style>
    <style:style style:name="P13" style:family="paragraph" style:parent-style-name="_5f_bodyIndent1">
      <style:text-properties officeooo:rsid="007a2d02" officeooo:paragraph-rsid="007a2d02"/>
    </style:style>
    <style:style style:name="P14" style:family="paragraph" style:parent-style-name="_5f_code">
      <style:text-properties officeooo:rsid="006f0a39" officeooo:paragraph-rsid="006f0a39"/>
    </style:style>
    <style:style style:name="P15" style:family="paragraph" style:parent-style-name="_5f_code">
      <style:text-properties officeooo:rsid="006f0a39" officeooo:paragraph-rsid="006fe713"/>
    </style:style>
    <style:style style:name="P16" style:family="paragraph" style:parent-style-name="_5f_heading3">
      <style:text-properties officeooo:rsid="0068b58c" officeooo:paragraph-rsid="0068b58c"/>
    </style:style>
    <style:style style:name="P17" style:family="paragraph" style:parent-style-name="_5f_heading4">
      <style:text-properties officeooo:paragraph-rsid="0074e204"/>
    </style:style>
    <style:style style:name="P18" style:family="paragraph" style:parent-style-name="_5f_heading4">
      <style:text-properties officeooo:rsid="007b2360" officeooo:paragraph-rsid="007b2360"/>
    </style:style>
    <style:style style:name="P19" style:family="paragraph" style:parent-style-name="_5f_heading2">
      <style:text-properties officeooo:rsid="0071855a" officeooo:paragraph-rsid="0071855a"/>
    </style:style>
    <style:style style:name="P20" style:family="paragraph" style:parent-style-name="Heading_20_2">
      <style:text-properties fo:font-style="normal" style:font-style-asian="normal" style:font-style-complex="normal"/>
    </style:style>
    <style:style style:name="P21" style:family="paragraph" style:parent-style-name="_5f_bodyBulletIndent1" style:list-style-name="">
      <style:text-properties officeooo:rsid="006a5096" officeooo:paragraph-rsid="006a5096"/>
    </style:style>
    <style:style style:name="P22" style:family="paragraph" style:parent-style-name="_5f_code">
      <style:text-properties officeooo:rsid="00824a20" officeooo:paragraph-rsid="00824a20"/>
    </style:style>
    <style:style style:name="T1" style:family="text">
      <style:text-properties officeooo:rsid="006b6c27"/>
    </style:style>
    <style:style style:name="T2" style:family="text">
      <style:text-properties officeooo:rsid="006fe713"/>
    </style:style>
    <style:style style:name="T3" style:family="text">
      <style:text-properties officeooo:rsid="0070c001"/>
    </style:style>
    <style:style style:name="T4" style:family="text">
      <style:text-properties officeooo:rsid="0074dfd6"/>
    </style:style>
    <style:style style:name="T5" style:family="text">
      <style:text-properties officeooo:rsid="00787b97"/>
    </style:style>
    <style:style style:name="T6" style:family="text">
      <style:text-properties officeooo:rsid="007b2360"/>
    </style:style>
    <style:style style:name="T7" style:family="text">
      <style:text-properties officeooo:rsid="007f8f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spberry PI Notes</text:p>
      <text:p text:style-name="P2"/>
      <text:p text:style-name="P16">SSH <text:span text:style-name="T3">Logins</text:span></text:p>
      <text:p text:style-name="_5f_code">pi01: ssh 192.168.0.10<text:span text:style-name="T1">5</text:span> -l pi fleagle</text:p>
      <text:p text:style-name="_5f_code">pi02: ssh 192.168.0.104 -l pi snorkey</text:p>
      <text:p text:style-name="_5f_code">pi3: ssh 192.168.0.101 -l pi <text:span text:style-name="T7">dr00per</text:span></text:p>
      <text:p text:style-name="_5f_heading3">SD Card</text:p>
      <text:p text:style-name="_5f_bodyIndent1">Format with MS-DOS(FAT)</text:p>
      <text:p text:style-name="_5f_heading3">VNC: Virtual Network Computing</text:p>
      <text:p text:style-name="_5f_heading4">Set Up a Static IP Address</text:p>
      <text:p text:style-name="P6">From RasPi yterminal, type</text:p>
      <text:p text:style-name="_5f_code">ifconfig</text:p>
      <text:p text:style-name="P6">In the text that appears, look for line beginning with inet addr: 192… This shows the address the pi is currently using. For static, replace the last number with something higher, like 50</text:p>
      <text:p text:style-name="P6">MAC Address: Combination of letters, numbers, and colons following 'Hwaddr'</text:p>
      <text:p text:style-name="P6">Gateway Address: Enter</text:p>
      <text:p text:style-name="_5f_code">netstat -r</text:p>
      <text:p text:style-name="P7">Setup RasPi to use the above addresses:</text:p>
      <text:p text:style-name="_5f_code">sudo nano /etc/network/interfaces</text:p>
      <text:p text:style-name="P7">Look for the line that reads</text:p>
      <text:p text:style-name="_5f_code">iface eth0 inet dhcp</text:p>
      <text:p text:style-name="P7"><text:s/>Remove it, then add the following at the bottom of the file</text:p>
      <text:p text:style-name="_5f_code">iface eth0 inet static</text:p>
      <text:p text:style-name="_5f_code">address [address from ifconfig]</text:p>
      <text:p text:style-name="_5f_code">netmask [address from ifconfig]</text:p>
      <text:p text:style-name="_5f_code">gateway [address from netstat]</text:p>
      <text:p text:style-name="P8">Reboot</text:p>
      <text:p text:style-name="_5f_code">sudo shutdown -h now</text:p>
      <text:p text:style-name="P22">or</text:p>
      <text:p text:style-name="P22">sudo reboot</text:p>
      <text:p text:style-name="P8">Login to router to reserve the address</text:p>
      <text:p text:style-name="_5f_heading4">Install VNC on the Raspberry Pi</text:p>
      <text:p text:style-name="P8">From a Pi terminal window, enter</text:p>
      <text:p text:style-name="_5f_code"><text:soft-page-break/>sudo apt-get install tightvncserver</text:p>
      <text:p text:style-name="P8">When installed, enter</text:p>
      <text:p text:style-name="_5f_code">vncserver</text:p>
      <text:p text:style-name="P8">set up password.</text:p>
      <text:p text:style-name="_5f_heading4">Connect via a Client</text:p>
      <text:p text:style-name="P8">On Mac, go to go menu &gt; Connect to server. Enter </text:p>
      <text:p text:style-name="_5f_code">vnc://192.168.0.104:<text:span text:style-name="T4">5901</text:span></text:p>
      <text:p text:style-name="P8">or other static ip address set up earlier. :5901 is the port. Enter VNC password set up earlier.</text:p>
      <text:p text:style-name="P17">Set Up to Start at Boot</text:p>
      <text:p text:style-name="P9">Put the following shell script into <text:s/>/etc/init.d with the name tightvncserver and change the permissions to make it executable by all groups.</text:p>
      <text:p text:style-name="_5f_code">#!/bin/sh</text:p>
      <text:p text:style-name="_5f_code"># /etc/init.d/tightvncserver</text:p>
      <text:p text:style-name="_5f_code"># Thanks to Neil Black at www.neil-black.co.uk/raspberry-pi-beginners-guide</text:p>
      <text:p text:style-name="_5f_code">VNCUSER='pi'</text:p>
      <text:p text:style-name="_5f_code">case "$1" in</text:p>
      <text:p text:style-name="_5f_code"><text:s text:c="3"/>start)</text:p>
      <text:p text:style-name="_5f_code"><text:s text:c="6"/>su $VNCUSER -c '/usr/bin/tightvncserver :1'</text:p>
      <text:p text:style-name="_5f_code"><text:s text:c="6"/>echo "Starting TightVNC Server for $VNCUSER "</text:p>
      <text:p text:style-name="_5f_code"><text:s text:c="6"/>;;</text:p>
      <text:p text:style-name="_5f_code"><text:s text:c="3"/>stop)</text:p>
      <text:p text:style-name="_5f_code"><text:s text:c="6"/>pkill Xtightvnc</text:p>
      <text:p text:style-name="_5f_code"><text:s text:c="6"/>echo "TightVNC Server stopped"</text:p>
      <text:p text:style-name="_5f_code"><text:s text:c="6"/>;;</text:p>
      <text:p text:style-name="_5f_code"><text:s text:c="3"/>*)</text:p>
      <text:p text:style-name="_5f_code"><text:s text:c="6"/>echo "Usage: /etc/init.d/tightvncserver {start|stop}"</text:p>
      <text:p text:style-name="_5f_code"><text:s text:c="6"/>exit 1</text:p>
      <text:p text:style-name="_5f_code"><text:s text:c="6"/>;;</text:p>
      <text:p text:style-name="_5f_code">esac</text:p>
      <text:p text:style-name="_5f_code">exit 0</text:p>
      <text:p text:style-name="P8"/>
      <text:p text:style-name="P9">Then to make it automatic</text:p>
      <text:p text:style-name="_5f_code">sudo update-rc.d tightvncserver defaults</text:p>
      <text:p text:style-name="P9">To turn off the automatic run later, enter</text:p>
      <text:p text:style-name="_5f_code">sudo update-rc.d tightvncserver remove</text:p>
      <text:p text:style-name="P9"/>
      <text:p text:style-name="P10">Sound</text:p>
      <text:p text:style-name="P10">To check sound output, enter</text:p>
      <text:p text:style-name="_5f_code"><text:soft-page-break/>speaker-test</text:p>
      <text:p text:style-name="P10">Should output static. Ctrl + C to stop it.</text:p>
      <text:p text:style-name="P10">To open mixer. Esc to close</text:p>
      <text:p text:style-name="_5f_code">alsamixer</text:p>
      <text:p text:style-name="P10">Static during playback may be caused by an unshielded USB power cable.</text:p>
      <text:p text:style-name="P10">To playback sounds, <text:span text:style-name="T5">go to directory</text:span></text:p>
      <text:p text:style-name="_5f_code">/<text:span text:style-name="T5">usr/share/sounds/alsa</text:span></text:p>
      <text:p text:style-name="_5f_code">aplay Front_Center.wav</text:p>
      <text:p text:style-name="P11">To find and play all sounds on system</text:p>
      <text:p text:style-name="_5f_code">$ find / -name *.wav -exec aplay {} \;</text:p>
      <text:p text:style-name="P11">other and better sound utilities available online</text:p>
      <text:p text:style-name="P20">GPIO</text:p>
      <text:p text:style-name="P11">Original models A and B had 26 pin connector, new Model 2 A+ and B+ have 40 pin.</text:p>
      <text:p text:style-name="P11">Bottom 26 pins on model 1 and 2 are identical</text:p>
      <text:p text:style-name="_5f_heading4">Typical Import Statements for GPIO</text:p>
      <text:p text:style-name="_5f_code">import time</text:p>
      <text:p text:style-name="_5f_code">import Rpi.GPIO as GPIO</text:p>
      <text:p text:style-name="_5f_code">import signal </text:p>
      <text:p text:style-name="_5f_code">import sys </text:p>
      <text:p text:style-name="P18">Set the Board Mode</text:p>
      <text:p text:style-name="_5f_code">GPIO.setmode(GPIO.BCM) <text:s text:c="3"/># set board mode to Broadcom</text:p>
      <text:p text:style-name="_5f_code">GPIO.setmode(GPIO.<text:span text:style-name="T6">BOARD) <text:s text:c="3"/># set </text:span></text:p>
      <text:p text:style-name="_5f_heading4">SN754410 Chip</text:p>
      <text:p text:style-name="P12">Used to drive small motors. 4 motors in 1 direction or 2 motors in 2 directions.</text:p>
      <text:p text:style-name="P13">Set Ctrl C to exit a program</text:p>
      <text:p text:style-name="_5f_code">import signal</text:p>
      <text:p text:style-name="_5f_code">def breakhandler(signum, frame):</text:p>
      <text:p text:style-name="_5f_code">print “goodbye”</text:p>
      <text:p text:style-name="_5f_code">stop()</text:p>
      <text:p text:style-name="_5f_code">GPIO.cleanup</text:p>
      <text:p text:style-name="_5f_code">sys.exit()</text:p>
      <text:p text:style-name="_5f_code"># The following executes breakhandler any time Ctrl c is hit.</text:p>
      <text:p text:style-name="_5f_code">signal.signal(signal.SIGINT,breakhandler)</text:p>
      <text:p text:style-name="P13"/>
      <text:p text:style-name="P13">Must be in superuser mode to have access to GPIO pins</text:p>
      <text:p text:style-name="P19"><text:soft-page-break/></text:p>
      <text:p text:style-name="P3">Cron Jobs</text:p>
      <text:p text:style-name="P4">There are 3 files involved in setting up a cron job:</text:p>
      <text:p text:style-name="_5f_heading4">The cron job file</text:p>
      <text:p text:style-name="P4">This should be in the folder <text:span text:style-name="codeCharacter">/etc/cron.d</text:span> The file can hold multiple cron jobs and there can be multiple cron files in this folder. There cannot be nested folders. A cron job looks like this:</text:p>
      <text:p text:style-name="P14">* * * * * pi /home/pi/work/control01/test.sh</text:p>
      <text:p text:style-name="P4">The 5 star (space in-between) are used to set the time interval. They are minute, hour, day, month, and day of the week. A star in position 1 runs a job every minute, position 2 every hour, etc.</text:p>
      <text:p text:style-name="P5">pi is the username</text:p>
      <text:p text:style-name="P5">Example: Use division to run every 10 minutes:</text:p>
      <text:p text:style-name="P15">*/<text:span text:style-name="T2">10</text:span> * * * * pi /home/pi/work/control01/test.sh</text:p>
      <text:p text:style-name="_5f_bodyIndent1">Example: Run every minute on sundays and tuesdays</text:p>
      <text:p text:style-name="P15">* * * * <text:span text:style-name="T2">0,2</text:span> pi /home/pi/work/control01/test.sh</text:p>
      <text:p text:style-name="P5">Example: Run every 30 minutes between 09:00 and 17:00</text:p>
      <text:p text:style-name="P15">*/<text:span text:style-name="T2">30</text:span> <text:span text:style-name="T2">9-17</text:span> * * * pi /home/pi/work/control01/test.sh</text:p>
      <text:p text:style-name="P5">The file <text:span text:style-name="codeCharacter">test.sh</text:span> is a shell script that calls the python or other code that makes up the job.</text:p>
      <text:p text:style-name="P5">Always add a line break to the end of the file</text:p>
      <text:p text:style-name="_5f_heading4">The Shell Script</text:p>
      <text:p text:style-name="P5">This is the file that is run by the cron job. It can contain multiple Unix commands</text:p>
      <text:p text:style-name="P5">Example:</text:p>
      <text:p text:style-name="_5f_code"><text:s/>sudo python3 /home/pi/work/control01/test.py</text:p>
      <text:p text:style-name="P5">Check the permissions on this file. It needs to be executable</text:p>
      <text:p text:style-name="_5f_code">chmod 755 test.sh</text:p>
      <text:p text:style-name="_5f_heading4">The Python Script</text:p>
      <text:p text:style-name="P5">Path and name should match that in the shell script.</text:p>
      <text:p text:style-name="P5">Example</text:p>
      <text:p text:style-name="_5f_code">#!/usr/bin/python3</text:p>
      <text:p text:style-name="_5f_code">f = open('/home/pi/work/control01/test.txt', 'a')</text:p>
      <text:p text:style-name="_5f_code">f.write('test\n')</text:p>
      <text:p text:style-name="_5f_code">f.close()</text:p>
      <text:p text:style-name="P21">Make <text:span text:style-name="T2">this</text:span> file executable</text:p>
      <text:p text:style-name="_5f_code">chmod 755 <text:span text:style-name="T2">test</text:span>.py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normal" style:font-size-asian="115%" style:font-weight-asian="bold" style:font-size-complex="115%" style:font-weight-complex="bold"/>
    </style:style>
    <style:style style:name="header" style:family="paragraph" style:parent-style-name="Header">
      <style:paragraph-properties fo:text-align="end" style:justify-single-word="false"/>
      <style:text-properties fo:color="#808080" style:font-name="Arial" fo:font-family="Arial" style:font-family-generic="swiss" style:font-pitch="variable" fo:font-size="8pt" style:font-size-asian="8pt" style:font-size-complex="8pt"/>
    </style:style>
    <style:style style:name="_5f_heading2" style:display-name="_heading2" style:family="paragraph" style:parent-style-name="Heading_20_1" style:default-outline-level="" style:list-style-name="">
      <style:paragraph-properties style:shadow="none"/>
      <style:text-properties fo:font-size="14pt" fo:font-weight="bold" style:font-size-asian="14pt" style:font-weight-asian="bold" style:font-size-complex="14pt" style:font-weight-complex="bold"/>
    </style:style>
    <style:style style:name="_5f_bodyIndent1" style:display-name="_bodyIndent1" style:family="paragraph" style:parent-style-name="Standard">
      <style:paragraph-properties fo:margin-left="0.25in" fo:margin-right="0in" fo:margin-top="0.0799in" fo:margin-bottom="0.0598in" loext:contextual-spacing="false" fo:text-indent="0in" style:auto-text-indent="false"/>
    </style:style>
    <style:style style:name="_5f_bodyBulletIndent1" style:display-name="_bodyBulletIndent1" style:family="paragraph" style:parent-style-name="_5f_bodyIndent1" style:list-style-name="bulletListCustom_5f_indent1" style:master-page-name="">
      <style:paragraph-properties fo:margin-top="0.0598in" fo:margin-bottom="0in" loext:contextual-spacing="false" style:page-number="auto">
        <style:tab-stops/>
      </style:paragraph-properties>
      <style:text-properties officeooo:rsid="000ff556"/>
    </style:style>
    <style:style style:name="_5f_code" style:display-name="_code" style:family="paragraph" style:parent-style-name="_5f_bodyIndent1" style:list-style-name="">
      <loext:graphic-properties draw:fill="none" draw:fill-color="#99ccff"/>
      <style:paragraph-properties fo:margin-left="0.4in" fo:margin-right="0in" fo:margin-top="0.0598in" fo:margin-bottom="0in" loext:contextual-spacing="false" fo:text-indent="0in" style:auto-text-indent="false" fo:background-color="transparent">
        <style:tab-stops>
          <style:tab-stop style:position="0.15in"/>
        </style:tab-stops>
      </style:paragraph-properties>
      <style:text-properties style:font-name="Andale Mono" fo:font-family="'Andale Mono'" style:font-style-name="Regular" style:font-pitch="fixed" fo:font-size="10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heading3" style:display-name="_heading3" style:family="paragraph" style:parent-style-name="Heading_20_1">
      <style:text-properties style:font-name="Arial"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_5f_heading4" style:display-name="_heading4" style:family="paragraph" style:parent-style-name="_5f_bodyIndent1">
      <style:paragraph-properties fo:margin-top="0.1799in" fo:margin-bottom="0in" loext:contextual-spacing="false"/>
      <style:text-properties style:font-name="Arial" fo:font-family="Arial" style:font-family-generic="swiss" style:font-pitch="variable" fo:font-size="11pt" fo:font-weight="bold" officeooo:rsid="000ff556" style:font-size-asian="11pt" style:font-weight-asian="bold" style:font-size-complex="11pt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99ccff"/>
      <style:paragraph-properties fo:margin-left="0.0799in" fo:margin-right="0in" fo:margin-top="0.0402in" fo:margin-bottom="0in" loext:contextual-spacing="false" fo:text-indent="0in" style:auto-text-indent="false" fo:background-color="transparent"/>
      <style:text-properties fo:font-size="10.5pt" officeooo:rsid="00475b93" style:font-size-asian="10.5pt" style:font-size-complex="10.5pt"/>
    </style:style>
    <style:style style:name="_5f_codeNoIndent" style:display-name="_codeNoIndent" style:family="paragraph" style:parent-style-name="_5f_code" style:list-style-name="">
      <loext:graphic-properties draw:fill="none" draw:fill-color="#99ccff"/>
      <style:paragraph-properties fo:margin-left="0in" fo:margin-right="0in" fo:margin-top="0.0598in" fo:margin-bottom="0in" loext:contextual-spacing="false" fo:text-indent="0in" style:auto-text-indent="false" fo:background-color="transparent">
        <style:tab-stops>
          <style:tab-stop style:position="0.15in"/>
        </style:tab-stops>
      </style:paragraph-properties>
      <style:text-properties officeooo:rsid="0046c9d3"/>
    </style:style>
    <style:style style:name="_5f_heading1" style:display-name="_heading1" style:family="paragraph" style:parent-style-name="_5f_heading2">
      <style:text-properties fo:font-size="16pt" officeooo:rsid="00625f50" style:font-size-asian="16pt" style:font-size-complex="16pt"/>
    </style:style>
    <style:style style:name="_5f_bodyNoIndent" style:display-name="_bodyNoIndent" style:family="paragraph" style:parent-style-name="_5f_bodyIndent1">
      <loext:graphic-properties draw:fill="none" draw:fill-color="#99ccff"/>
      <style:paragraph-properties fo:margin-left="0in" fo:margin-right="0in" fo:margin-top="0.0799in" fo:margin-bottom="0.0598in" loext:contextual-spacing="false" fo:text-indent="0in" style:auto-text-indent="false" fo:background-color="transparent"/>
    </style:style>
    <style:style style:name="Numbering_20_Symbols" style:display-name="Numbering Symbols" style:family="text"/>
    <style:style style:name="codeCharacter" style:family="text">
      <style:text-properties style:font-name="Andale Mono1" fo:font-family="'Andale Mono'" style:font-pitch="fixed" fo:font-size="10pt" style:font-size-asian="10pt" style:font-size-complex="10pt"/>
    </style:style>
    <style:style style:name="emphasisBody" style:family="text">
      <style:text-properties fo:font-style="italic" style:font-style-asian="italic" style:font-style-complex="italic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2in" fo:text-indent="-0.2in" fo:margin-left="0.5in"/>
        </style:list-level-properties>
      </text:outline-level-style>
      <text:outline-level-style text:level="2" style:num-suffix="." style:num-format="A">
        <style:list-level-properties text:list-level-position-and-space-mode="label-alignment">
          <style:list-level-label-alignment text:label-followed-by="space" fo:text-indent="-0.4in" fo:margin-left="0.7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space" fo:text-indent="-0.4in" fo:margin-left="1.0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 text:list-tab-stop-position="0.6in" fo:text-indent="-0.2in" fo:margin-left="1.0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</text:list-style>
    <text:list-style style:name="bulletListCustom_5f_indent1" style:display-name="bulletListCustom_indent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6f0a39" officeooo:paragraph-rsid="006f0a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Raspberry Pi No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21:05:41.091560000</meta:creation-date>
    <meta:editing-duration>PT2H42M52S</meta:editing-duration>
    <meta:editing-cycles>11</meta:editing-cycles>
    <meta:generator>LibreOffice/5.0.3.2$MacOSX_X86_64 LibreOffice_project/e5f16313668ac592c1bfb310f4390624e3dbfb75</meta:generator>
    <dc:title>codeNotes</dc:title>
    <dc:date>2016-10-06T04:02:17.787420000</dc:date>
    <meta:document-statistic meta:table-count="0" meta:image-count="0" meta:object-count="0" meta:page-count="5" meta:paragraph-count="131" meta:word-count="737" meta:character-count="4486" meta:non-whitespace-character-count="3804"/>
    <meta:template xlink:type="simple" xlink:actuate="onRequest" xlink:title="codeNotes" xlink:href="../../../../../Users/wrainey/Library/Application%20Support/LibreOffice/4/user/template/codeNotes.ott" meta:date="2016-01-05T21:05:40.787932000"/>
  </office:meta>
</office:document-meta>
</file>